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width="0.152cm" svg:stroke-color="#80008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 style:list-style-name="L1">
      <style:graphic-properties draw:stroke="solid" draw:stroke-dash="Dash_20_2" svg:stroke-width="0.102cm" svg:stroke-color="#ff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102cm" svg:stroke-color="#ff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102cm" svg:stroke-color="#ff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102cm" svg:stroke-color="#ff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objectwithoutfill">
      <style:graphic-properties svg:stroke-width="0.203cm" svg:stroke-color="#008000" draw:marker-start-width="0.503cm" draw:marker-end-width="0.503cm" draw:fill="none" draw:textarea-horizontal-align="center" draw:textarea-vertical-align="middle" fo:padding-top="0.225cm" fo:padding-bottom="0.225cm" fo:padding-left="0.35cm" fo:padding-right="0.35cm"/>
    </style:style>
    <style:style style:name="gr25" style:family="graphic" style:parent-style-name="objectwithoutfill">
      <style:graphic-properties svg:stroke-width="0.102cm" svg:stroke-color="#80008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draw:stroke="solid" draw:stroke-dash="Fine_20_Dashed" svg:stroke-width="0.102cm" svg:stroke-color="#80008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52cm" svg:stroke-color="#008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28" style:family="graphic" style:parent-style-name="objectwithoutfill">
      <style:graphic-properties svg:stroke-width="0.152cm" svg:stroke-color="#80008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29" style:family="graphic" style:parent-style-name="objectwithoutfill">
      <style:graphic-properties draw:stroke="solid" draw:stroke-dash="Fine_20_Dashed" svg:stroke-width="0.152cm" svg:stroke-color="#ff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30" style:family="graphic" style:parent-style-name="objectwithoutfill">
      <style:graphic-properties svg:stroke-width="0.152cm" svg:stroke-color="#0000ff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3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2.581cm" svg:height="2.419cm" draw:transform="skewX (0.00052359877559819) rotate (-0.14433872914109) translate (8.86316327947706cm 20.2397717066771cm)" svg:viewBox="0 0 2582 2420" draw:points="0,39929 987,39929 1622,39478 2128,39009 2561,38533 2582,37938 2322,37509">
          <text:p/>
        </draw:polyline>
        <draw:g>
          <draw:line draw:style-name="gr2" draw:text-style-name="P2" draw:layer="layout" svg:x1="8.14cm" svg:y1="10.792cm" svg:x2="8.497cm" svg:y2="11.2cm">
            <text:p/>
          </draw:line>
          <draw:line draw:style-name="gr3" draw:text-style-name="P2" draw:layer="layout" svg:x1="8.548cm" svg:y1="10.792cm" svg:x2="8.14cm" svg:y2="11.2cm">
            <text:p/>
          </draw:line>
        </draw:g>
        <draw:g>
          <draw:line draw:style-name="gr4" draw:text-style-name="P2" draw:layer="layout" svg:x1="9.721cm" svg:y1="9.67cm" svg:x2="10.078cm" svg:y2="10.078cm">
            <text:p/>
          </draw:line>
          <draw:line draw:style-name="gr5" draw:text-style-name="P2" draw:layer="layout" svg:x1="10.129cm" svg:y1="9.67cm" svg:x2="9.721cm" svg:y2="10.078cm">
            <text:p/>
          </draw:line>
        </draw:g>
        <draw:g>
          <draw:line draw:style-name="gr6" draw:text-style-name="P2" draw:layer="layout" svg:x1="11.149cm" svg:y1="8.548cm" svg:x2="11.506cm" svg:y2="8.956cm">
            <text:p/>
          </draw:line>
          <draw:line draw:style-name="gr7" draw:text-style-name="P2" draw:layer="layout" svg:x1="11.557cm" svg:y1="8.548cm" svg:x2="11.149cm" svg:y2="8.956cm">
            <text:p/>
          </draw:line>
        </draw:g>
        <draw:g>
          <draw:line draw:style-name="gr8" draw:text-style-name="P2" draw:layer="layout" svg:x1="13.342cm" svg:y1="7.783cm" svg:x2="13.699cm" svg:y2="8.191cm">
            <text:p/>
          </draw:line>
          <draw:line draw:style-name="gr9" draw:text-style-name="P2" draw:layer="layout" svg:x1="13.75cm" svg:y1="7.783cm" svg:x2="13.342cm" svg:y2="8.191cm">
            <text:p/>
          </draw:line>
        </draw:g>
        <draw:g>
          <draw:line draw:style-name="gr10" draw:text-style-name="P2" draw:layer="layout" svg:x1="8.038cm" svg:y1="12.424cm" svg:x2="8.395cm" svg:y2="12.832cm">
            <text:p/>
          </draw:line>
          <draw:line draw:style-name="gr11" draw:text-style-name="P2" draw:layer="layout" svg:x1="8.446cm" svg:y1="12.424cm" svg:x2="8.038cm" svg:y2="12.832cm">
            <text:p/>
          </draw:line>
        </draw:g>
        <draw:g>
          <draw:line draw:style-name="gr12" draw:text-style-name="P2" draw:layer="layout" svg:x1="15.688cm" svg:y1="8.293cm" svg:x2="16.045cm" svg:y2="8.701cm">
            <text:p/>
          </draw:line>
          <draw:line draw:style-name="gr13" draw:text-style-name="P2" draw:layer="layout" svg:x1="16.096cm" svg:y1="8.293cm" svg:x2="15.688cm" svg:y2="8.701cm">
            <text:p/>
          </draw:line>
        </draw:g>
        <draw:g>
          <draw:line draw:style-name="gr14" draw:text-style-name="P2" draw:layer="layout" svg:x1="6.1cm" svg:y1="11.812cm" svg:x2="6.457cm" svg:y2="12.22cm">
            <text:p/>
          </draw:line>
          <draw:line draw:style-name="gr15" draw:text-style-name="P2" draw:layer="layout" svg:x1="6.508cm" svg:y1="11.812cm" svg:x2="6.1cm" svg:y2="12.22cm">
            <text:p/>
          </draw:line>
        </draw:g>
        <draw:g>
          <draw:line draw:style-name="gr16" draw:text-style-name="P2" draw:layer="layout" svg:x1="3.295cm" svg:y1="11.404cm" svg:x2="3.652cm" svg:y2="11.812cm">
            <text:p/>
          </draw:line>
          <draw:line draw:style-name="gr17" draw:text-style-name="P2" draw:layer="layout" svg:x1="3.703cm" svg:y1="11.404cm" svg:x2="3.295cm" svg:y2="11.812cm">
            <text:p/>
          </draw:line>
        </draw:g>
        <draw:g>
          <draw:line draw:style-name="gr18" draw:text-style-name="P2" draw:layer="layout" svg:x1="11.455cm" svg:y1="6.814cm" svg:x2="11.812cm" svg:y2="7.222cm">
            <text:p/>
          </draw:line>
          <draw:line draw:style-name="gr19" draw:text-style-name="P2" draw:layer="layout" svg:x1="11.863cm" svg:y1="6.814cm" svg:x2="11.455cm" svg:y2="7.222cm">
            <text:p/>
          </draw:line>
        </draw:g>
        <draw:g>
          <draw:line draw:style-name="gr20" draw:text-style-name="P2" draw:layer="layout" svg:x1="8.242cm" svg:y1="14.872cm" svg:x2="8.599cm" svg:y2="15.28cm">
            <text:p/>
          </draw:line>
          <draw:line draw:style-name="gr21" draw:text-style-name="P2" draw:layer="layout" svg:x1="8.65cm" svg:y1="14.872cm" svg:x2="8.242cm" svg:y2="15.28cm">
            <text:p/>
          </draw:line>
        </draw:g>
        <draw:g>
          <draw:line draw:style-name="gr22" draw:text-style-name="P2" draw:layer="layout" svg:x1="10.894cm" svg:y1="5.488cm" svg:x2="11.251cm" svg:y2="5.896cm">
            <text:p/>
          </draw:line>
          <draw:line draw:style-name="gr23" draw:text-style-name="P2" draw:layer="layout" svg:x1="11.302cm" svg:y1="5.488cm" svg:x2="10.894cm" svg:y2="5.896cm">
            <text:p/>
          </draw:line>
        </draw:g>
        <draw:polyline draw:style-name="gr24" draw:text-style-name="P1" draw:layer="layout" svg:width="4.073cm" svg:height="0.236cm" draw:transform="rotate (1.65387399918951) translate (8.44584440553832cm 15.076012956247cm)" svg:viewBox="0 0 4074 237" draw:points="0,14332 2456,14331 4074,14568">
          <text:p/>
        </draw:polyline>
        <draw:polyline draw:style-name="gr24" draw:text-style-name="P1" draw:layer="layout" svg:width="4.369cm" svg:height="1.253cm" draw:transform="rotate (0.335626815158446) translate (11.3529910228985cm 8.75197426467128cm)" svg:viewBox="0 0 4370 1254" draw:points="0,24006 2323,24006 4370,25260">
          <text:p/>
        </draw:polyline>
        <draw:polyline draw:style-name="gr24" draw:text-style-name="P1" draw:layer="layout" svg:width="5.7cm" svg:height="9.599cm" draw:transform="skewX (4.9853882006604E-017) rotate (-1.12469016998493) translate (15.892cm 8.446cm)" svg:viewBox="0 0 5701 9600" draw:points="0,-21385 2600,-21385 4741,-19005 5701,-16284 5203,-13470 2815,-11785">
          <text:p/>
        </draw:polyline>
        <draw:polyline draw:style-name="gr25" draw:text-style-name="P1" draw:layer="layout" svg:width="5.535cm" svg:height="10.383cm" draw:transform="rotate (2.44974413809878) translate (4.47333449681213cm 13.5864719007188cm)" svg:viewBox="0 0 5536 10384" draw:points="0,-4833 2318,-4833 4020,-6376 4222,-8530 3546,-9427 2241,-9803 1578,-10843 1817,-12233 3248,-12425 4737,-12466 5536,-13260 5076,-14535 3981,-15217 2052,-14348">
          <text:p/>
        </draw:polyline>
        <draw:polyline draw:style-name="gr24" draw:text-style-name="P1" draw:layer="layout" svg:width="3.749cm" svg:height="0.16cm" draw:transform="rotate (-2.45794718558315) translate (11.2510716269361cm 8.75208791724679cm)" svg:viewBox="0 0 3750 161" draw:points="0,-27783 1776,-27783 3750,-27622">
          <text:p/>
        </draw:polyline>
        <draw:polyline draw:style-name="gr26" draw:text-style-name="P1" draw:layer="layout" svg:width="7.413cm" svg:height="6.948cm" draw:transform="rotate (-0.144513262065103) translate (4.44868344100516cm 4.73176186033872cm)" svg:viewBox="0 0 7414 6949" draw:points="0,15032 2835,15032 4656,13736 6109,12391 7353,11024 7414,9315 6668,8084">
          <text:p/>
        </draw:polyline>
        <draw:polyline draw:style-name="gr27" draw:text-style-name="P1" draw:layer="layout" svg:width="1.418cm" svg:height="0.083cm" draw:transform="skewX (0.0020943951023928) rotate (1.65509572966591) translate (4.00189344262295cm 23.8427745901639cm)" svg:viewBox="0 0 1419 84" draw:points="0,3960 856,3961 1419,4045">
          <text:p/>
        </draw:polyline>
        <draw:polyline draw:style-name="gr27" draw:text-style-name="P1" draw:layer="layout" svg:width="1.523cm" svg:height="0.436cm" draw:transform="skewX (0.00366519142918742) rotate (0.335975881008845) translate (5.01457786885246cm 21.6397418032787cm)" svg:viewBox="0 0 1524 437" draw:points="0,44166 809,44166 1524,44604">
          <text:p/>
        </draw:polyline>
        <draw:polyline draw:style-name="gr27" draw:text-style-name="P1" draw:layer="layout" svg:width="1.985cm" svg:height="3.343cm" draw:transform="rotate (-1.12451563706092) translate (6.5957868852459cm 21.5331434426229cm)" svg:viewBox="0 0 1986 3344" draw:points="0,6688 906,6689 1651,7518 1986,8466 1812,9446 980,10033">
          <text:p/>
        </draw:polyline>
        <draw:polyline draw:style-name="gr28" draw:text-style-name="P1" draw:layer="layout" svg:width="1.928cm" svg:height="3.617cm" draw:transform="skewX (-0.000349065850398779) rotate (2.44956960517358) translate (2.61830483295168cm 23.3244708725012cm)" svg:viewBox="0 0 1929 3618" draw:points="0,-28959 808,-28959 1401,-29496 1471,-30247 1236,-30559 781,-30690 550,-31052 633,-31536 1132,-31603 1651,-31618 1929,-31895 1769,-32339 1387,-32576 715,-32273">
          <text:p/>
        </draw:polyline>
        <draw:polyline draw:style-name="gr27" draw:text-style-name="P1" draw:layer="layout" svg:width="1.305cm" svg:height="0.055cm" draw:transform="rotate (-2.45829625143473) translate (4.97920639023343cm 21.6399399395263cm)" svg:viewBox="0 0 1306 56" draw:points="0,-39850 619,-39851 1306,-39795">
          <text:p/>
        </draw:polyline>
        <draw:polyline draw:style-name="gr1" draw:text-style-name="P1" draw:layer="layout" svg:width="2.581cm" svg:height="2.419cm" draw:transform="skewX (0.00052359877559819) rotate (-0.14433872914109) translate (2.61016327947706cm 20.2397717066771cm)" svg:viewBox="0 0 2582 2420" draw:points="0,41728 987,41728 1622,41277 2128,40808 2561,40332 2582,39737 2322,39308">
          <text:p/>
        </draw:polyline>
        <draw:polyline draw:style-name="gr27" draw:text-style-name="P1" draw:layer="layout" svg:width="1.418cm" svg:height="0.083cm" draw:transform="skewX (0.0020943951023928) rotate (1.65509572966591) translate (10.254893442623cm 23.9427745901639cm)" svg:viewBox="0 0 1419 84" draw:points="0,16405 856,16406 1419,16489">
          <text:p/>
        </draw:polyline>
        <draw:polyline draw:style-name="gr27" draw:text-style-name="P1" draw:layer="layout" svg:width="1.523cm" svg:height="0.436cm" draw:transform="skewX (0.00366519142918735) rotate (0.335975881008845) translate (11.2675778688525cm 21.7397418032787cm)" svg:viewBox="0 0 1524 437" draw:points="0,48478 809,48478 1524,48916">
          <text:p/>
        </draw:polyline>
        <draw:polyline draw:style-name="gr27" draw:text-style-name="P1" draw:layer="layout" svg:width="1.985cm" svg:height="3.343cm" draw:transform="rotate (-1.12451563706092) translate (12.8487868852459cm 21.6331434426229cm)" svg:viewBox="0 0 1986 3344" draw:points="0,-4506 906,-4506 1651,-3677 1986,-2729 1812,-1749 980,-1162">
          <text:p/>
        </draw:polyline>
        <draw:polyline draw:style-name="gr28" draw:text-style-name="P1" draw:layer="layout" svg:width="1.928cm" svg:height="3.617cm" draw:transform="skewX (-0.000349065850398781) rotate (2.44956960517358) translate (8.87130483295168cm 23.3244708725012cm)" svg:viewBox="0 0 1929 3618" draw:points="0,-20979 808,-20979 1401,-21516 1471,-22267 1236,-22579 781,-22710 550,-23072 633,-23556 1132,-23623 1651,-23638 1929,-23915 1769,-24359 1387,-24596 715,-24293">
          <text:p/>
        </draw:polyline>
        <draw:polyline draw:style-name="gr27" draw:text-style-name="P1" draw:layer="layout" svg:width="1.305cm" svg:height="0.055cm" draw:transform="rotate (-2.45829625143473) translate (11.3322063902334cm 21.7399399395263cm)" svg:viewBox="0 0 1306 56" draw:points="0,-48027 619,-48028 1306,-47972">
          <text:p/>
        </draw:polyline>
        <draw:polyline draw:style-name="gr29" draw:text-style-name="P1" draw:layer="layout" svg:width="2.581cm" svg:height="2.419cm" draw:transform="skewX (0.000523598775598192) rotate (-0.14433872914109) translate (15.1871632794771cm 20.2907717066771cm)" svg:viewBox="0 0 2582 2420" draw:points="0,38211 987,38211 1622,37760 2128,37291 2561,36815 2582,36220 2322,35791">
          <text:p/>
        </draw:polyline>
        <draw:polyline draw:style-name="gr30" draw:text-style-name="P1" draw:layer="layout" svg:width="1.418cm" svg:height="0.083cm" draw:transform="skewX (0.0020943951023928) rotate (1.65509572966591) translate (16.578893442623cm 23.8937745901639cm)" svg:viewBox="0 0 1419 84" draw:points="0,29016 856,29017 1419,29101">
          <text:p/>
        </draw:polyline>
        <draw:polyline draw:style-name="gr30" draw:text-style-name="P1" draw:layer="layout" svg:width="1.523cm" svg:height="0.436cm" draw:transform="skewX (0.00366519142918738) rotate (0.335975881008845) translate (17.5915778688525cm 21.6907418032787cm)" svg:viewBox="0 0 1524 437" draw:points="0,52556 809,52556 1524,52993">
          <text:p/>
        </draw:polyline>
        <draw:polyline draw:style-name="gr30" draw:text-style-name="P1" draw:layer="layout" svg:width="1.985cm" svg:height="3.343cm" draw:transform="rotate (-1.12451563706092) translate (19.1727868852459cm 21.5841434426229cm)" svg:viewBox="0 0 1986 3344" draw:points="0,-15958 906,-15958 1651,-15128 1986,-14181 1812,-13200 980,-12614">
          <text:p/>
        </draw:polyline>
        <draw:polyline draw:style-name="gr30" draw:text-style-name="P1" draw:layer="layout" svg:width="1.928cm" svg:height="3.617cm" draw:transform="skewX (-0.000349065850398776) rotate (2.44956960517358) translate (15.1953048329517cm 23.3754708725012cm)" svg:viewBox="0 0 1929 3618" draw:points="0,-12986 808,-12986 1401,-13524 1471,-14274 1236,-14587 781,-14718 550,-15080 633,-15564 1132,-15631 1651,-15646 1929,-15922 1769,-16366 1387,-16604 715,-16301">
          <text:p/>
        </draw:polyline>
        <draw:line draw:style-name="gr31" draw:text-style-name="P1" draw:layer="layout" svg:x1="7.375cm" svg:y1="19.819cm" svg:x2="7.375cm" svg:y2="24.613cm">
          <text:p/>
        </draw:line>
        <draw:line draw:style-name="gr31" draw:text-style-name="P1" draw:layer="layout" svg:x1="13.652cm" svg:y1="19.819cm" svg:x2="13.652cm" svg:y2="24.6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6-03T09:22:02</meta:creation-date>
    <dc:date>2011-06-03T10:17:44</dc:date>
    <meta:editing-duration>PT00H55M43S</meta:editing-duration>
    <meta:editing-cycles>3</meta:editing-cycles>
    <meta:generator>OpenOffice.org/3.2$Linux OpenOffice.org_project/320m12$Build-9483</meta:generator>
    <meta:document-statistic meta:object-count="58"/>
  </office:meta>
</office:document-meta>
</file>